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officeooo:rsid="00032f1b" officeooo:paragraph-rsid="00032f1b"/>
    </style:style>
    <style:style style:name="P2" style:family="paragraph" style:parent-style-name="Standard">
      <style:text-properties officeooo:rsid="0003694e" officeooo:paragraph-rsid="0003694e"/>
    </style:style>
    <style:style style:name="P3" style:family="paragraph" style:parent-style-name="Table_20_Contents">
      <style:text-properties officeooo:rsid="00033ef1" officeooo:paragraph-rsid="00033ef1"/>
    </style:style>
    <style:style style:name="P4" style:family="paragraph" style:parent-style-name="Text_20_body">
      <style:text-properties officeooo:rsid="00033ef1" officeooo:paragraph-rsid="00033ef1"/>
    </style:style>
    <style:style style:name="P5" style:family="paragraph" style:parent-style-name="Text_20_body">
      <style:text-properties officeooo:rsid="0003694e" officeooo:paragraph-rsid="0003694e"/>
    </style:style>
    <style:style style:name="P6" style:family="paragraph" style:parent-style-name="Text_20_body">
      <style:text-properties officeooo:rsid="0007c528" officeooo:paragraph-rsid="0003694e"/>
    </style:style>
    <style:style style:name="P7" style:family="paragraph" style:parent-style-name="Text_20_body">
      <style:text-properties officeooo:paragraph-rsid="0003694e"/>
    </style:style>
    <style:style style:name="T1" style:family="text">
      <style:text-properties officeooo:rsid="00017d1b"/>
    </style:style>
    <style:style style:name="T2" style:family="text">
      <style:text-properties officeooo:rsid="00032f1b"/>
    </style:style>
    <style:style style:name="T3" style:family="text">
      <style:text-properties officeooo:rsid="0007c5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amentos de Redes de Computadores</text:p>
      <text:p text:style-name="P2"/>
      <text:p text:style-name="P7"><text:span text:style-name="T3">Professor: <text:tab/></text:span>Fernando W. Cruz</text:p>
      <text:p text:style-name="P6">Alunos: <text:tab/>Ian da Costa Gama</text:p>
      <text:p text:style-name="P6"><text:tab/><text:tab/>Murilo Perazzo Barbosa Souto</text:p>
      <text:p text:style-name="Standard"/>
      <text:h text:style-name="Heading_20_1" text:outline-level="1">Introdução </text:h>
      <text:p text:style-name="Text_20_body"/>
      <text:p text:style-name="Standard">A camada de aplicação é a camada mais próxima do usuário final em uma rede de computadores, sendo responsável por prover serviços e funcionalidades específicas para diferentes tipos de aplicações. Entre os protocolos de camada de aplicação mais utilizados atualmente, destacam-se o HTTP e o websocket, que permitem a comunicação entre clientes e servidores web, bem como a troca de dados em tempo real.</text:p>
      <text:p text:style-name="Standard"/>
      <text:p text:style-name="Standard">Os componentes chave para a implementação desta aplicação são responsáveis por gerenciar as conexões de vídeo dos usuários e lidar com a lista de usuários conectados e suas interações. Eles utilizam websockets para permitir a comunicação em tempo real entre os usuários, gerenciando a conexão e desconexão dos usuários, bem como a recepção de eventos do websocket.</text:p>
      <text:p text:style-name="Standard"/>
      <text:p text:style-name="Standard">A aplicação deve oferecer diferentes modalidades de diálogo, como chat via teclado, video call ou ambos, e permitir que os usuários escolham temas de interesse para participar. O objetivo do projeto é permitir que o aluno compreenda a arquitetura dos protocolos de camada de aplicação mais recentes, bem como as vantagens e desafios de implementar uma aplicação de diálogos usando websockets.</text:p>
      <text:p text:style-name="Standard"/>
      <text:h text:style-name="Heading_20_1" text:outline-level="1">Metodologia</text:h>
      <text:p text:style-name="Standard"/>
      <text:p text:style-name="Standard"><text:tab/><text:span text:style-name="T1">A</text:span>dotamo<text:span text:style-name="T1">u-se</text:span> uma abordagem colaborativa para o desenvolvimento deste projeto. Ambos os membros da equipe trabalharam juntos em todas as etapas do projeto, desde o planejamento até a implementação e teste.</text:p>
      <text:p text:style-name="Standard"/>
      <text:p text:style-name="Standard"><text:tab/>Inicialmente, realizamos várias sessões de brainstorming para entender completamente os requisitos do projeto e planejar nossa abordagem. Decidimos que a aplicação deveria seguir o modelo cliente/servidor, usando um servidor web popular e o protocolo websocket. Durante a fase de desenvolvimento, trabalhamos juntos para implementar as funcionalidades necessárias. Isso incluiu a configuração do servidor, a implementação do protocolo websocket, a gestão das salas de chat, a interface do usuário e a gestão das conexões de vídeo. <text:span text:style-name="T2">A revisão do</text:span> trabalho <text:span text:style-name="T2">foi feita </text:span>para garantir que atendesse aos requisitos do projeto. Isso incluiu a revisão do código, a verificação da funcionalidade da aplicação e a garantia de que a aplicação era fácil de usar.</text:p>
      <text:p text:style-name="Standard"/>
      <text:p text:style-name="Standard"><text:tab/>Em resumo, nossa abordagem colaborativa e iterativa nos permitiu desenvolver uma aplicação de diálogos robusta e eficiente.</text:p>
      <text:p text:style-name="Standard"/>
      <text:h text:style-name="Heading_20_1" text:outline-level="1"><text:soft-page-break/>Descrição da Arquitetura</text:h>
      <text:p text:style-name="Standard"/>
      <text:p text:style-name="Standard">A arquitetura do projeto é baseada em contêineres Docker, que permitem criar e gerenciar ambientes isolados para a aplicação. Isso facilita a configuração do ambiente de desenvolvimento, garante a consistência entre diferentes ambientes (como desenvolvimento, teste e produção) e simplifica o processo de implantação.</text:p>
      <text:p text:style-name="Standard"/>
      <text:h text:style-name="Heading_20_4" text:outline-level="4">Dockerfile</text:h>
      <text:p text:style-name="Standard"/>
      <text:p text:style-name="Standard"><text:tab/>O Dockerfile é um arquivo de texto que contém as instruções para construir uma imagem Docker. Ele define o ambiente base (por exemplo, um sistema operacional ou uma linguagem de programação específica), as dependências do projeto e os comandos para iniciar a aplicação.</text:p>
      <text:p text:style-name="Standard"/>
      <text:p text:style-name="Standard">No nosso caso, o Dockerfile contém instruções para instalar as dependências necessárias para executar a aplicação Django, como o Python e as bibliotecas necessárias. Além disso, ele inclui para copiar o código da aplicação para o contêiner e iniciar o servidor Django.</text:p>
      <text:p text:style-name="Standard"/>
      <text:h text:style-name="Heading_20_4" text:outline-level="4"><text:span text:style-name="T2">d</text:span>ocker-compose.yml</text:h>
      <text:p text:style-name="Standard"/>
      <text:p text:style-name="Standard">O arquivo docker-compose.yml é usado para definir e gerenciar múltiplos contêineres como um único serviço. Com o Docker Compose, é <text:span text:style-name="T2">possível,</text:span> iniciar, parar e reconstruir todos os serviços de uma só vez, além de compartilhar dados entre contêineres e isolar os contêineres em uma rede privada.</text:p>
      <text:p text:style-name="Standard"><text:tab/>No contexto do nosso projeto, o docker-compose.yml define <text:span text:style-name="T2">o </text:span>serviço da aplicação Django. O serviço da aplicação Django é construído a partir da imagem definida no Dockerfile.</text:p>
      <text:p text:style-name="Standard"/>
      <text:p text:style-name="Standard"/>
      <text:h text:style-name="Heading_20_1" text:outline-level="1">Descrição da solução com WebSockets</text:h>
      <text:p text:style-name="P1"/>
      <text:p text:style-name="P1">Websockets é um protocolo de comunicação que fornece canais de comunicação bidirecionais completos sobre uma única conexão TCP. Ele é projetado para ser implementado em navegadores e servidores web, mas pode ser usado por qualquer aplicação cliente/servidor.</text:p>
      <text:p text:style-name="P1"/>
      <text:p text:style-name="P1">No contexto do nosso projeto, utilizamos websockets para permitir a comunicação em tempo real entre os usuários. Isso é essencial para a funcionalidade de chat de vídeo e texto da nossa aplicação.</text:p>
      <text:p text:style-name="P1"/>
      <text:p text:style-name="P1">A solução com websockets funciona da seguinte maneira:</text:p>
      <text:p text:style-name="P1"/>
      <text:p text:style-name="P1">1. **Conexão**: Quando um usuário se conecta à aplicação, uma conexão websocket é estabelecida entre o cliente (o navegador do usuário) e o servidor. Isso é feito por meio de um processo conhecido como "handshake". No nosso caso, isso é gerenciado pelo método `connect`:</text:p>
      <text:p text:style-name="P1"/>
      <text:p text:style-name="P1"><text:s text:c="4"/>```python</text:p>
      <text:p text:style-name="P1"><text:s text:c="4"/>async def connect(self):</text:p>
      <text:p text:style-name="P1"><text:s text:c="8"/>chat_room = self.scope["url_route"]["kwargs"]["chat_room"]</text:p>
      <text:p text:style-name="P1"><text:s text:c="8"/>await self.channel_layer.group_add("list-"+chat_room, self.channel_name)</text:p>
      <text:p text:style-name="P1"><text:s text:c="8"/>await self.accept()</text:p>
      <text:p text:style-name="P1"><text:s text:c="4"/>```</text:p>
      <text:p text:style-name="P1"><text:soft-page-break/></text:p>
      <text:p text:style-name="P1">2. **Comunicação**: Uma vez que a conexão websocket é estabelecida, os usuários podem enviar e receber mensagens em tempo real. No nosso caso, as mensagens podem ser textos de chat ou fluxos de vídeo. Isso é gerenciado pelo método `receive`:</text:p>
      <text:p text:style-name="P1"/>
      <text:p text:style-name="P1"><text:s text:c="4"/>```python</text:p>
      <text:p text:style-name="P1"><text:s text:c="4"/>async def receive(self,text_data):</text:p>
      <text:p text:style-name="P1"><text:s text:c="7"/>for i in self.scope["headers"]:</text:p>
      <text:p text:style-name="P1"><text:s text:c="16"/>if "cookie" in i[0].decode():</text:p>
      <text:p text:style-name="P1"><text:s text:c="20"/>session_id = i[-1].decode().split(";")[-1].split("=")[-1]</text:p>
      <text:p text:style-name="P1"><text:s text:c="20"/>user_pk = await get_user_pk(session_id)</text:p>
      <text:p text:style-name="P1"><text:s text:c="20"/>account = await sync_to_async(Account.objects.get)(pk=user_pk)</text:p>
      <text:p text:style-name="P1"/>
      <text:p text:style-name="P1"><text:s text:c="20"/>break</text:p>
      <text:p text:style-name="P1"><text:s text:c="4"/>```</text:p>
      <text:p text:style-name="P1"/>
      <text:p text:style-name="P1">3. **Gerenciamento de Estado**: A aplicação mantém o estado de cada usuário (por exemplo, se o vídeo está ligado ou desligado) e atualiza esse estado sempre que recebe uma mensagem do websocket correspondente. Isso é gerenciado pelos métodos `chat_message`, `video_call` e `my_message_type`.</text:p>
      <text:p text:style-name="P1"/>
      <text:p text:style-name="P1">4. **Desconexão**: Quando um usuário se desconecta, a conexão websocket é fechada e o estado do usuário é atualizado. Isso é gerenciado pelo método `disconnect`:</text:p>
      <text:p text:style-name="P1"/>
      <text:p text:style-name="P1"><text:s text:c="4"/>```python</text:p>
      <text:p text:style-name="P1"><text:s text:c="4"/>async def disconnect(self, close_code):</text:p>
      <text:p text:style-name="P1"><text:s text:c="8"/>chat_room = self.scope["url_route"]["kwargs"]["chat_room"]</text:p>
      <text:p text:style-name="P1"><text:s text:c="8"/>await self.channel_layer.group_discard("list-"+chat_room, self.channel_name)</text:p>
      <text:p text:style-name="P1"><text:s text:c="4"/>```</text:p>
      <text:p text:style-name="P1"/>
      <text:p text:style-name="P1">Essa solução com websockets permite que a nossa aplicação ofereça uma experiência de chat de vídeo e texto em tempo real, eficiente e responsiva.</text:p>
      <text:p text:style-name="P1"/>
      <text:p text:style-name="P1"/>
      <text:h text:style-name="Heading_20_1" text:outline-level="1">Conclusão</text:h>
      <text:p text:style-name="Text_20_body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Organização da infraestrutura (instalação/configuração do servidor e clientes web) </text:p>
          </table:table-cell>
          <table:table-cell table:style-name="Tabela1.A1" office:value-type="string">
            <text:p text:style-name="P3">1</text:p>
          </table:table-cell>
        </table:table-row>
        <table:table-row>
          <table:table-cell table:style-name="Tabela1.A1" office:value-type="string">
            <text:p text:style-name="Table_20_Contents">Configuração do DNS para acesso via URL</text:p>
          </table:table-cell>
          <table:table-cell table:style-name="Tabela1.A1" office:value-type="string">
            <text:p text:style-name="P3">0</text:p>
          </table:table-cell>
        </table:table-row>
        <table:table-row>
          <table:table-cell table:style-name="Tabela1.A1" office:value-type="string">
            <text:p text:style-name="Table_20_Contents">Configuração do servidor WEB para HTTPS</text:p>
          </table:table-cell>
          <table:table-cell table:style-name="Tabela1.A1" office:value-type="string">
            <text:p text:style-name="P3">0</text:p>
          </table:table-cell>
        </table:table-row>
        <table:table-row>
          <table:table-cell table:style-name="Tabela1.A1" office:value-type="string">
            <text:p text:style-name="Table_20_Contents">Funcionalidades básicas da aplicação (cadastro de usuários, apresentação do catálogo, estabelecimento/encerramento de diálogo, etc.)</text:p>
          </table:table-cell>
          <table:table-cell table:style-name="Tabela1.A1" office:value-type="string">
            <text:p text:style-name="P3">1</text:p>
          </table:table-cell>
        </table:table-row>
        <table:table-row>
          <table:table-cell table:style-name="Tabela1.A1" office:value-type="string">
            <text:p text:style-name="Table_20_Contents">Diálogos simultâneos</text:p>
          </table:table-cell>
          <table:table-cell table:style-name="Tabela1.A1" office:value-type="string">
            <text:p text:style-name="P3">1</text:p>
          </table:table-cell>
        </table:table-row>
        <table:table-row>
          <table:table-cell table:style-name="Tabela1.A1" office:value-type="string">
            <text:p text:style-name="Table_20_Contents">Diálogos considerando os três tipos citados (chat, video-call e ambos) usando websockets</text:p>
          </table:table-cell>
          <table:table-cell table:style-name="Tabela1.A1" office:value-type="string">
            <text:p text:style-name="P3">3</text:p>
          </table:table-cell>
        </table:table-row>
        <table:table-row>
          <table:table-cell table:style-name="Tabela1.A1" office:value-type="string">
            <text:p text:style-name="Table_20_Contents">Qualidade do material entregue (relatório, códigos e vídeo explicativo)</text:p>
          </table:table-cell>
          <table:table-cell table:style-name="Tabela1.A1" office:value-type="string">
            <text:p text:style-name="P3">1</text:p>
          </table:table-cell>
        </table:table-row>
        <table:table-row>
          <table:table-cell table:style-name="Tabela1.A1" office:value-type="string">
            <text:p text:style-name="Table_20_Contents">Nota de participação no projeto</text:p>
          </table:table-cell>
          <table:table-cell table:style-name="Tabela1.A1" office:value-type="string">
            <text:p text:style-name="P3">1</text:p>
          </table:table-cell>
        </table:table-row>
        <text:soft-page-break/>
        <table:table-row>
          <table:table-cell table:style-name="Tabela1.A1" office:value-type="string">
            <text:p text:style-name="Table_20_Contents">Diálogos considerando os três tipos citados com HTTP/2 + comparativo com websocket</text:p>
          </table:table-cell>
          <table:table-cell table:style-name="Tabela1.A1" office:value-type="string">
            <text:p text:style-name="P3">0.5</text:p>
          </table:table-cell>
        </table:table-row>
      </table:table>
      <text:p text:style-name="Text_20_body"/>
      <text:p text:style-name="Text_20_body"/>
      <text:p text:style-name="P4">Murilo Souto – 190129221<text:tab/></text:p>
      <text:p text:style-name="P5">Aprendi sobre como funcionam os websockets e django. Participei fazendo todos os arquivos do projeto. Nota de participação: 10.</text:p>
      <text:p text:style-name="P5"/>
      <text:p text:style-name="P5">Ian da Costa​</text:p>
      <text:p text:style-name="P5"/>
      <text:p text:style-name="P5">Aprendi muito sobre fundamentos de redes de computadores especialmente websockets. Participei fazendo os códigos do projeto. Nota de participação: 1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33ef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23:01:06.938665982</meta:creation-date>
    <dc:date>2023-12-20T23:38:35.204439619</dc:date>
    <meta:editing-duration>PT4M36S</meta:editing-duration>
    <meta:editing-cycles>1</meta:editing-cycles>
    <meta:document-statistic meta:table-count="1" meta:image-count="0" meta:object-count="0" meta:page-count="4" meta:paragraph-count="72" meta:word-count="1006" meta:character-count="7139" meta:non-whitespace-character-count="6012"/>
    <meta:generator>LibreOffice/7.3.7.2$Linux_X86_64 LibreOffice_project/30$Build-2</meta:generator>
  </office:meta>
</office:document-meta>
</file>